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Andale Sans UI" svg:font-family="'Andale Sans UI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8pt"/>
    </style:style>
    <style:style style:name="P2" style:family="paragraph" style:parent-style-name="Standard">
      <style:paragraph-properties fo:text-align="center" style:justify-single-word="false"/>
      <style:text-properties fo:color="#ef413d" fo:font-size="10pt"/>
    </style:style>
    <style:style style:name="P3" style:family="paragraph" style:parent-style-name="Standard">
      <style:paragraph-properties fo:text-align="center" style:justify-single-word="false"/>
      <style:text-properties fo:color="#74489d" fo:font-size="12pt"/>
    </style:style>
    <style:style style:name="P4" style:family="paragraph" style:parent-style-name="Standard">
      <style:paragraph-properties fo:text-align="center" style:justify-single-word="false"/>
      <style:text-properties fo:color="#00864b" fo:font-size="14pt"/>
    </style:style>
    <style:style style:name="P5" style:family="paragraph" style:parent-style-name="Standard">
      <style:paragraph-properties fo:text-align="center" style:justify-single-word="false"/>
      <style:text-properties fo:color="#e3d200"/>
    </style:style>
    <style:style style:name="P6" style:family="paragraph" style:parent-style-name="Standard">
      <style:paragraph-properties fo:text-align="center" style:justify-single-word="false"/>
      <style:text-properties fo:color="#0d1f63" fo:font-size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simple test document to demonstrate the DocumentLoader example!</text:p>
      <text:p text:style-name="P2">This is a simple test document to demonstrate the DocumentLoader example!</text:p>
      <text:p text:style-name="P3">This is a simple test document to demonstrate the DocumentLoader example!</text:p>
      <text:p text:style-name="P4">This is a simple test document to demonstrate the DocumentLoader example!</text:p>
      <text:p text:style-name="P5">This is a simple test document to demonstrate the DocumentLoader example!</text:p>
      <text:p text:style-name="P6">This is a simple test document to demonstrate the DocumentLoader example!</text:p>
      <text:p text:style-name="P1">This is a simple test document to demonstrate the DocumentLoader exampl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"/>
    <style:font-face style:name="Andale Sans UI" svg:font-family="'Andale Sans UI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horndale" fo:font-size="12pt" fo:language="en" fo:country="US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Tahoma1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2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_Vanilla/6.0.4.5$MacOSX_X86_64 LibreOffice_project/6840e4519a6ce8bcc1328eb2d87b5c46c6df1038</meta:generator>
    <meta:initial-creator>Jürgen Schmidt</meta:initial-creator>
    <meta:creation-date>2002-12-18T12:28:35</meta:creation-date>
    <dc:date>2018-10-02T15:38:30.628287101</dc:date>
    <dc:language>en-US</dc:language>
    <meta:editing-cycles>4</meta:editing-cycles>
    <meta:editing-duration>PT3M28S</meta:editing-duration>
    <meta:document-statistic meta:table-count="0" meta:image-count="0" meta:object-count="0" meta:page-count="1" meta:paragraph-count="7" meta:word-count="77" meta:character-count="511" meta:non-whitespace-character-count="441"/>
    <meta:user-defined meta:name="Info 1"/>
    <meta:user-defined meta:name="Info 2"/>
    <meta:user-defined meta:name="Info 3"/>
    <meta:user-defined meta:name="Info 4"/>
  </office:meta>
</office:document-meta>
</file>